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cs" fo:country="CZ"/>
    </style:style>
    <style:style style:name="T3" style:parent-style-name="DefaultParagraphFont" style:family="text">
      <style:text-properties fo:language="cs" fo:country="CZ"/>
    </style:style>
    <style:style style:name="P4" style:parent-style-name="Normal" style:family="paragraph">
      <style:text-properties fo:language="cs" fo:country="CZ"/>
    </style:style>
    <style:style style:name="P5" style:parent-style-name="Normal" style:family="paragraph">
      <style:text-properties fo:language="cs" fo:country="CZ"/>
    </style:style>
    <style:style style:name="P6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9pt" style:font-size-asian="9pt" style:font-size-complex="9pt" style:language-asian="en" style:country-asian="GB"/>
    </style:style>
    <style:style style:name="P7" style:parent-style-name="Normal" style:family="paragraph">
      <style:text-properties fo:language="cs" fo:country="CZ"/>
    </style:style>
    <style:style style:name="P8" style:parent-style-name="Normal" style:family="paragraph">
      <style:text-properties fo:language="cs" fo:country="CZ"/>
    </style:style>
    <style:style style:name="P9" style:parent-style-name="Normal" style:family="paragraph">
      <style:text-properties fo:language="cs" fo:country="CZ"/>
    </style:style>
    <style:style style:name="P10" style:parent-style-name="Normal" style:family="paragraph">
      <style:text-properties fo:language="cs" fo:country="CZ"/>
    </style:style>
    <style:style style:name="P11" style:parent-style-name="ListParagraph" style:list-style-name="LFO1" style:family="paragraph">
      <style:text-properties fo:language="cs" fo:country="CZ"/>
    </style:style>
    <style:style style:name="P12" style:parent-style-name="ListParagraph" style:list-style-name="LFO1" style:family="paragraph">
      <style:text-properties fo:language="cs" fo:country="CZ"/>
    </style:style>
    <style:style style:name="P13" style:parent-style-name="ListParagraph" style:list-style-name="LFO1" style:family="paragraph">
      <style:text-properties fo:language="cs" fo:country="CZ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language="cs" fo:country="CZ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language="cs" fo:country="CZ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fo:language="cs" fo:country="CZ"/>
    </style:style>
  </office:automatic-styles>
  <office:body>
    <office:text text:use-soft-page-breaks="true">
      <text:p text:style-name="P1">Závislosti:<text:line-break/>PHP 7.2+<text:line-break/>Datab<text:span text:style-name="T2">áze MySQL <text:s/>s názvem „Acmark“ (lze konfigurovat)</text:span><text:span text:style-name="T3"><text:line-break/>Composer</text:span></text:p>
      <text:p text:style-name="P4"/>
      <text:p text:style-name="P5">Defaultní nastavení spojení s DB:<text:s/></text:p>
      <text:p text:style-name="P6">DB_CONNECTION=mysql<text:line-break/>DB_HOST=127.0.0.1<text:line-break/>DB_PORT=3306<text:line-break/>DB_DATABASE=laravel<text:line-break/>DB_USERNAME=root<text:line-break/>DB_PASSWORD=</text:p>
      <text:p text:style-name="P7">Pokud vyžadujete jinak, tak lze změnit v souboru .env</text:p>
      <text:p text:style-name="P8"/>
      <text:p text:style-name="P9"/>
      <text:p text:style-name="P10">Instalace:</text:p>
      <text:list text:style-name="LFO1" text:continue-numbering="true">
        <text:list-item>
          <text:p text:style-name="P11">V příkazovém řádku přejít<text:s/>do rootu projektu</text:p>
        </text:list-item>
        <text:list-item>
          <text:p text:style-name="P12">Zadat<text:s/>příkaz „php artisan migrate“ - abychom vytvořili tabulku v DB</text:p>
          <text:list text:continue-numbering="true">
            <text:list-item>
              <text:p text:style-name="P13">Pokud se objeví chybná hláška, pak v souboru php.ini (ne v projektu, ale přímo v místě kde máte nainstalované PHP) přidáme:</text:p>
              <text:list text:continue-numbering="true">
                <text:list-item>
                  <text:p text:style-name="P14"><text:span text:style-name="T15">Pro windows: extension=php</text:span>_pdo_mysql.dll</text:p>
                </text:list-item>
                <text:list-item>
                  <text:p text:style-name="P16">Pro Linux:<text:s/><text:span text:style-name="T17">extension=</text:span><text:s/>pdo_mysql.so</text:p>
                </text:list-item>
              </text:list>
            </text:list-item>
          </text:list>
        </text:list-item>
        <text:list-item>
          <text:p text:style-name="P18"><text:span text:style-name="T19">Zadat příkaz „php artisan serve“ který nám spustí projekt =&gt; přejdeme na vypsanou ur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Svoboda</meta:initial-creator>
    <dc:creator>Martin Svoboda</dc:creator>
    <meta:creation-date>2019-07-22T19:35:00Z</meta:creation-date>
    <dc:date>2019-07-22T20:19:00Z</dc:date>
    <meta:template xlink:href="Normal" xlink:type="simple"/>
    <meta:editing-cycles>1</meta:editing-cycles>
    <meta:editing-duration>PT2640S</meta:editing-duration>
    <meta:document-statistic meta:page-count="1" meta:paragraph-count="1" meta:word-count="102" meta:character-count="684" meta:row-count="4" meta:non-whitespace-character-count="583"/>
  </office:meta>
</office:document-meta>
</file>